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font-size="16.5pt" fo:letter-spacing="normal" fo:font-style="normal" fo:font-weight="bold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1e1ebf"/>
    </style:style>
    <style:style style:name="T3" style:family="text">
      <style:text-properties fo:text-transform="uppercase" fo:color="#313131" fo:font-size="13.5pt" fo:font-weight="normal" officeooo:rsid="001e3ef6"/>
    </style:style>
    <style:style style:name="T4" style:family="text">
      <style:text-properties fo:text-transform="uppercase" fo:color="#313131" fo:font-size="13.5pt" fo:font-weight="normal" officeooo:rsid="001fac42"/>
    </style:style>
    <style:style style:name="T5" style:family="text">
      <style:text-properties fo:text-transform="uppercase" fo:color="#313131" fo:font-size="13.5pt" fo:font-weight="normal" officeooo:rsid="00214af6"/>
    </style:style>
    <style:style style:name="T6" style:family="text">
      <style:text-properties fo:text-transform="uppercase" fo:color="#313131" fo:font-size="13.5pt" fo:font-weight="normal" officeooo:rsid="00222e34"/>
    </style:style>
    <style:style style:name="T7" style:family="text">
      <style:text-properties fo:text-transform="uppercase" fo:color="#313131" fo:font-size="13.5pt" fo:font-weight="normal" officeooo:rsid="0022ad2f"/>
    </style:style>
    <style:style style:name="T8" style:family="text">
      <style:text-properties fo:text-transform="uppercase" fo:color="#313131" fo:font-size="13.5pt" fo:font-weight="normal" officeooo:rsid="002339b7"/>
    </style:style>
    <style:style style:name="T9" style:family="text">
      <style:text-properties fo:text-transform="uppercase" fo:color="#313131" fo:font-size="13.5pt" fo:font-weight="normal" officeooo:rsid="002514c4"/>
    </style:style>
    <style:style style:name="T10" style:family="text">
      <style:text-properties fo:text-transform="uppercase" fo:color="#313131" fo:font-size="13.5pt" fo:font-weight="normal" officeooo:rsid="00269b7b"/>
    </style:style>
    <style:style style:name="T11" style:family="text">
      <style:text-properties fo:font-style="italic"/>
    </style:style>
    <style:style style:name="T12" style:family="text">
      <style:text-properties fo:font-variant="normal" fo:text-transform="none" fo:color="#404040" style:font-name="Arial1" fo:font-size="9pt" fo:letter-spacing="normal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3" style:family="text">
      <style:text-properties fo:color="#f86f00"/>
    </style:style>
    <style:style style:name="T14" style:family="text">
      <style:text-properties fo:color="#f86f00" fo:font-size="16.5pt" fo:font-weight="bold"/>
    </style:style>
    <style:style style:name="T15" style:family="text">
      <style:text-properties fo:color="#f86f00" fo:font-style="italic"/>
    </style:style>
    <style:style style:name="T16" style:family="text">
      <style:text-properties fo:color="#404040"/>
    </style:style>
    <style:style style:name="T17" style:family="text">
      <style:text-properties fo:color="#404040" fo:font-size="16.5pt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2">1. </text:span><text:span text:style-name="T1">KOUMI KOUMI</text:span>Joseph Ballaci Wedges</text:h>
      <text:section text:style-name="Sect1" text:name="productDesc">
        <text:p text:style-name="P2">- <text:span text:style-name="T11">Wedges sneakers</text:span><text:line-break/>- Kombinasi bahan <text:span text:style-name="T11">suede</text:span> dan PU <text:span text:style-name="T11">leather</text:span><text:line-break/>- Warna hitam<text:line-break/>- Model <text:span text:style-name="T11">mid top</text:span><text:line-break/>- Tali depan dan <text:span text:style-name="T11">velcro closure</text:span><text:line-break/>- Detail <text:span text:style-name="T11">stitching</text:span><text:line-break/>- <text:span text:style-name="T11">Rubber sole</text:span><text:line-break/>- Tinggi <text:span text:style-name="T11">heels</text:span> 8 cm<text:line-break/>- <text:span text:style-name="T11">Down size</text:span></text:p>
        <text:p text:style-name="P2"><text:span text:style-name="T14">RP</text:span><text:span text:style-name="T15"> </text:span><text:span text:style-name="T14">503.100</text:span><text:span text:style-name="T11"> </text:span></text:p>
      </text:section>
      <text:p text:style-name="Standard"/>
      <text:h text:style-name="P1" text:outline-level="1"><text:span text:style-name="T2">2. </text:span><text:span text:style-name="T1">KOUMI KOUMI</text:span>Joseph Ballaci Wedges</text:h>
      <text:section text:style-name="Sect1" text:name="Section1">
        <text:p text:style-name="P2"><text:bookmark text:name="productDesc"/>- <text:span text:style-name="T11">Wedges sneakers</text:span><text:line-break/>- Kombinasi bahan <text:span text:style-name="T11">suede</text:span> dan PU <text:span text:style-name="T11">leather</text:span><text:line-break/>- Warna merah<text:line-break/>- Model <text:span text:style-name="T11">mid top</text:span><text:line-break/>- Tali depan dan <text:span text:style-name="T11">velcro closure</text:span><text:line-break/>- Detail <text:span text:style-name="T11">stitching</text:span><text:line-break/>- <text:span text:style-name="T11">Rubber sole</text:span><text:line-break/>- Tinggi <text:span text:style-name="T11">heels</text:span> 8 cm<text:line-break/>- <text:span text:style-name="T11">Down size</text:span></text:p>
        <text:p text:style-name="P2"><text:span text:style-name="T14">RP</text:span><text:span text:style-name="T15"> </text:span><text:span text:style-name="T14">503.100</text:span><text:span text:style-name="T11"> </text:span></text:p>
      </text:section>
      <text:p text:style-name="Standard"/>
      <text:h text:style-name="P1" text:outline-level="1"><text:span text:style-name="T3">3. </text:span><text:span text:style-name="T1">KOUMI KOUMI</text:span>Katylin Women Oxford Heels Shoes</text:h>
      <text:section text:style-name="Sect1" text:name="Section2">
        <text:p text:style-name="P2"><text:bookmark text:name="productDesc1"/>- <text:span text:style-name="T11">Wedge shoes</text:span><text:line-break/>- Material PU <text:span text:style-name="T11">leather</text:span><text:line-break/>- Warna coklat<text:line-break/>- <text:span text:style-name="T11">Round toe</text:span><text:line-break/>- Aksen <text:span text:style-name="T11">stitching</text:span><text:line-break/>- Tali depan<text:line-break/>- Tinggi <text:span text:style-name="T11">heels</text:span> 6 cm<text:line-break/>- <text:span text:style-name="T11">Size</text:span> dalam foto: 38 (23.5 cm)</text:p>
        <text:p text:style-name="P2"><text:span text:style-name="T14">RP</text:span><text:span text:style-name="T13"> </text:span><text:span text:style-name="T14">242.100</text:span> </text:p>
      </text:section>
      <text:p text:style-name="Standard"/>
      <text:p text:style-name="Standard"/>
      <text:p text:style-name="Standard"/>
      <text:h text:style-name="P1" text:outline-level="1"><text:soft-page-break/><text:span text:style-name="T4">4. </text:span><text:span text:style-name="T1">SIDEWALK</text:span>Milou Women Wedges Shoes</text:h>
      <text:section text:style-name="Sect1" text:name="Section3">
        <text:p text:style-name="P2"><text:bookmark text:name="productDesc2"/>- Sandal wedges<text:line-break/>- Material PU <text:span text:style-name="T11">leather</text:span><text:line-break/>- Warna <text:span text:style-name="T11">beige</text:span><text:line-break/>- Detail <text:span text:style-name="T11">sling back</text:span><text:line-break/>- Tinggi <text:span text:style-name="T11">wedges</text:span> 11 cm </text:p>
        <text:p text:style-name="P3">RP 199.000</text:p>
        <text:p text:style-name="P2"><text:span text:style-name="Strong_20_Emphasis"><text:span text:style-name="T12"/></text:span></text:p>
      </text:section>
      <text:p text:style-name="Standard"/>
      <text:h text:style-name="P1" text:outline-level="1"><text:span text:style-name="T5">5. </text:span><text:span text:style-name="T1">KOUMI KOUMI</text:span>Holy Spike Wedges</text:h>
      <text:section text:style-name="Sect1" text:name="Section4">
        <text:p text:style-name="P2"><text:bookmark text:name="productDesc3"/>- <text:span text:style-name="T11">Sneaker wedges</text:span><text:line-break/>- Material PU <text:span text:style-name="T11">leather</text:span><text:line-break/>- Warna biru<text:line-break/>- Detail <text:span text:style-name="T11">studs</text:span><text:line-break/>- Tali depan<text:line-break/>- 2 resleting samping<text:line-break/>- <text:span text:style-name="T11">Rubber outsole</text:span><text:line-break/>- Tinggi <text:span text:style-name="T11">heels</text:span> 9 cm</text:p>
        <text:p text:style-name="P2"><text:span text:style-name="T14">RP</text:span><text:span text:style-name="T13"> </text:span><text:span text:style-name="T14">503.100</text:span> </text:p>
      </text:section>
      <text:p text:style-name="Standard"/>
      <text:h text:style-name="P1" text:outline-level="1"><text:span text:style-name="T6">6. </text:span><text:span text:style-name="T1">SOMETHING BORROWED COLLECTION</text:span>Basic Pump Espadrilles</text:h>
      <text:section text:style-name="Sect1" text:name="Section5">
        <text:p text:style-name="P2"><text:bookmark text:name="productDesc4"/>Basic Pump Espadrilles by Something Borrowed Collection <text:line-break/><text:line-break/>- Sepatu <text:span text:style-name="T11">wedges</text:span><text:line-break/>- Material <text:span text:style-name="T11">faux leather</text:span><text:line-break/>- Warna hitam<text:line-break/>- <text:span text:style-name="T11">Pointed toe</text:span><text:line-break/>- <text:span text:style-name="T11">Synthetic insole </text:span><text:line-break/>- Tinggi <text:span text:style-name="T11">heels</text:span>: 11.4 cm<text:line-break/>- Tebal <text:span text:style-name="T11">platforms</text:span>: 3.8 cm </text:p>
        <text:p text:style-name="P2"><text:span text:style-name="T17">RP</text:span><text:span text:style-name="T16"> </text:span><text:span text:style-name="T17">219.000</text:span> </text:p>
      </text:section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pan text:style-name="T7">7.</text:span><text:span text:style-name="T1">TOLLIVER</text:span>Tolliver Rainbow Strap Wedges</text:h>
      <text:section text:style-name="Sect1" text:name="Section6">
        <text:p text:style-name="P2"><text:bookmark text:name="productDesc5"/>Rainbow Strap Wedges by Tolliver<text:line-break/><text:line-break/>- <text:span text:style-name="T11">Sandal wedges</text:span><text:line-break/>- Bahan PU <text:span text:style-name="T11">leather</text:span><text:line-break/>- Warna hitam<text:line-break/>- Aksen <text:span text:style-name="T11">glossy</text:span><text:line-break/>- <text:span text:style-name="T11">Single strap</text:span><text:line-break/>- <text:span text:style-name="T11">Colorful stripes foam heels</text:span><text:line-break/>- Tinggi <text:span text:style-name="T11">heels</text:span>: 7.5 cm, <text:span text:style-name="T11">platform</text:span>: 1.5 cm<text:line-break/>- <text:span text:style-name="T11">Size</text:span> dalam foto: 38 (23 cm)</text:p>
        <text:p text:style-name="P2"><text:span text:style-name="T14">RP</text:span><text:span text:style-name="T13"> </text:span><text:span text:style-name="T14">196.000</text:span> </text:p>
      </text:section>
      <text:p text:style-name="Standard"/>
      <text:p text:style-name="Standard"/>
      <text:h text:style-name="P1" text:outline-level="1"><text:span text:style-name="T8">8. </text:span><text:span text:style-name="T1">SIDEWALK EXCLUSIVE</text:span>Aisha Pattern Wedges</text:h>
      <text:section text:style-name="Sect1" text:name="Section7">
        <text:p text:style-name="P2"><text:bookmark text:name="productDesc6"/>- <text:span text:style-name="T11">Wedge sandals</text:span><text:line-break/>- Bahan kanvas<text:line-break/>- Kombinasi warna coklat dan <text:span text:style-name="T11">cream</text:span><text:line-break/>- Detail <text:span text:style-name="T11">open toe</text:span><text:line-break/>- <text:span text:style-name="T11">Cross strap</text:span><text:line-break/>- Motif garis<text:line-break/>- <text:span text:style-name="T11">Sling back</text:span><text:line-break/>- Tinggi <text:span text:style-name="T11">wedges</text:span> 11 cm</text:p>
        <text:p text:style-name="P2"><text:span text:style-name="T17">RP</text:span><text:span text:style-name="T16"> </text:span><text:span text:style-name="T17">309.000</text:span> </text:p>
      </text:section>
      <text:p text:style-name="Standard"/>
      <text:h text:style-name="P1" text:outline-level="1"><text:span text:style-name="T9">9. </text:span><text:span text:style-name="T1">BETTINA SHOES</text:span>Shirley Wedges</text:h>
      <text:section text:style-name="Sect1" text:name="Section8">
        <text:p text:style-name="P2"><text:bookmark text:name="productDesc7"/>- <text:span text:style-name="T11">Wedges</text:span> sandal<text:line-break/>- Material: PU <text:span text:style-name="T11">leather</text:span><text:line-break/>- Warna <text:span text:style-name="T11">beige</text:span><text:line-break/>- Detail <text:span text:style-name="T11">straps</text:span> silang di bagian depan<text:line-break/>- <text:span text:style-name="T11">Comfortable footbed</text:span><text:line-break/>- <text:span text:style-name="T11">Stitching</text:span><text:line-break/>- Aksen <text:span text:style-name="T11">ankle buckle</text:span><text:line-break/>- Ringan dan nyaman digunakan<text:line-break/>- <text:span text:style-name="T11">Heels</text:span>: 7 cm</text:p>
        <text:p text:style-name="P2"><text:span text:style-name="T17">RP</text:span><text:span text:style-name="T16"> </text:span><text:span text:style-name="T17">258.000</text:span> </text:p>
      </text:section>
      <text:p text:style-name="Standard"/>
      <text:p text:style-name="Standard"/>
      <text:h text:style-name="P1" text:outline-level="1"><text:soft-page-break/><text:span text:style-name="T10">10. </text:span><text:span text:style-name="T1">KOUMI KOUMI</text:span>Holy Spike Wedges</text:h>
      <text:section text:style-name="Sect1" text:name="Section9">
        <text:p text:style-name="P2"><text:bookmark text:name="productDesc8"/>- <text:span text:style-name="T11">Sneaker wedges</text:span><text:line-break/>- Material PU <text:span text:style-name="T11">leather</text:span><text:line-break/>- Warna <text:span text:style-name="T11">pink</text:span><text:line-break/>- Detail <text:span text:style-name="T11">studs</text:span><text:line-break/>- Tali depan<text:line-break/>- 2 resleting samping<text:line-break/>- <text:span text:style-name="T11">Rubber outsole</text:span><text:line-break/>- Tinggi <text:span text:style-name="T11">heels</text:span> 9 cm</text:p>
        <text:p text:style-name="P2"><text:span text:style-name="T14">RP</text:span><text:span text:style-name="T13"> </text:span><text:span text:style-name="T14">503.100</text:span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57:05.21</meta:creation-date>
    <dc:date>2013-09-04T01:08:08.27</dc:date>
    <meta:editing-duration>PT4M49S</meta:editing-duration>
    <meta:editing-cycles>10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30" meta:word-count="390" meta:character-count="2113" meta:non-whitespace-character-count="1738"/>
  </office:meta>
</office:document-meta>
</file>